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andhi Sans" svg:font-family="'Gandhi Sans'" style:font-family-generic="modern" style:font-pitch="variable"/>
    <style:font-face style:name="Gandhi Serif" svg:font-family="'Gandhi Serif'" style:font-family-generic="modern" style:font-pitch="variable"/>
    <style:font-face style:name="Oleandra" svg:font-family="Oleandr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Oleandra" fo:font-size="96pt" style:font-size-asian="96pt" style:font-size-complex="96pt"/>
    </style:style>
    <style:style style:name="P2" style:family="paragraph" style:parent-style-name="Standard">
      <style:paragraph-properties fo:line-height="100%" fo:text-align="center" style:justify-single-word="false"/>
      <style:text-properties style:font-name="Oleandra" fo:font-size="48pt" style:font-size-asian="48pt" style:font-size-complex="48pt"/>
    </style:style>
    <style:style style:name="P3" style:family="paragraph" style:parent-style-name="Standard">
      <style:paragraph-properties fo:text-align="center" style:justify-single-word="false"/>
      <style:text-properties style:font-name="Oleandra" fo:font-size="32pt" style:font-size-asian="32pt" style:font-size-complex="32pt"/>
    </style:style>
    <style:style style:name="P4" style:family="paragraph" style:parent-style-name="Standard">
      <style:paragraph-properties fo:line-height="100%" fo:text-align="center" style:justify-single-word="false"/>
      <style:text-properties style:font-name="Oleandra" fo:font-size="28pt" style:font-size-asian="28pt" style:font-size-complex="28pt"/>
    </style:style>
    <style:style style:name="P5" style:family="paragraph" style:parent-style-name="Standard">
      <style:paragraph-properties fo:line-height="100%" fo:text-align="center" style:justify-single-word="false"/>
      <style:text-properties style:font-name="Oleandra" fo:font-size="22pt" style:font-size-asian="22pt" style:font-size-complex="22pt"/>
    </style:style>
    <style:style style:name="P6" style:family="paragraph" style:parent-style-name="Standard">
      <style:paragraph-properties fo:line-height="100%" fo:text-align="center" style:justify-single-word="false"/>
      <style:text-properties style:font-name="Oleandra" fo:font-size="18pt" style:font-size-asian="18pt" style:font-size-complex="18pt"/>
    </style:style>
    <style:style style:name="P7" style:family="paragraph" style:parent-style-name="Standard">
      <style:paragraph-properties fo:line-height="100%" fo:text-align="start" style:justify-single-word="false"/>
      <style:text-properties style:font-name="Oleandra" fo:font-size="8pt" style:font-size-asian="8pt" style:font-size-complex="8pt"/>
    </style:style>
    <style:style style:name="P8" style:family="paragraph" style:parent-style-name="Standard">
      <style:paragraph-properties fo:text-align="center" style:justify-single-word="false"/>
      <style:text-properties style:font-name="Oleandra" fo:font-size="31.1000003814697pt" style:font-size-asian="31.1000003814697pt" style:font-size-complex="31.1000003814697pt"/>
    </style:style>
    <style:style style:name="P9" style:family="paragraph" style:parent-style-name="Standard">
      <style:paragraph-properties fo:text-align="center" style:justify-single-word="false"/>
      <style:text-properties style:font-name="Oleandra" fo:font-size="5pt" style:font-size-asian="5pt" style:font-size-complex="5pt"/>
    </style:style>
    <style:style style:name="P10" style:family="paragraph" style:parent-style-name="Standard">
      <style:text-properties style:font-name="Gandhi Serif"/>
    </style:style>
    <style:style style:name="P11" style:family="paragraph" style:parent-style-name="Standard">
      <style:paragraph-properties fo:line-height="100%"/>
      <style:text-properties style:font-name="Gandhi Serif"/>
    </style:style>
    <style:style style:name="P12" style:family="paragraph" style:parent-style-name="Standard">
      <style:text-properties style:font-name="Gandhi Serif" fo:font-weight="normal" style:font-weight-asian="normal" style:font-weight-complex="normal"/>
    </style:style>
    <style:style style:name="P13" style:family="paragraph" style:parent-style-name="Standard">
      <style:paragraph-properties fo:line-height="100%"/>
      <style:text-properties style:font-name="Gandhi Serif" fo:font-weight="normal" style:font-weight-asian="normal" style:font-weight-complex="normal"/>
    </style:style>
    <style:style style:name="P14" style:family="paragraph" style:parent-style-name="Standard">
      <style:text-properties style:font-name="Gandhi Serif" fo:font-size="6pt" style:font-size-asian="6pt" style:font-size-complex="6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line-height="100%" fo:text-align="center" style:justify-single-word="false"/>
      <style:text-properties style:font-name="Gandhi Sans" fo:font-size="9pt" style:font-size-asian="9pt" style:font-size-complex="9pt"/>
    </style:style>
    <style:style style:name="P17" style:family="paragraph" style:parent-style-name="Standard">
      <style:paragraph-properties fo:line-height="100%" fo:text-align="start" style:justify-single-word="false"/>
      <style:text-properties style:font-name="Gandhi Sans" fo:font-size="9pt" style:font-size-asian="9pt" style:font-size-complex="9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20" style:family="paragraph" style:parent-style-name="Standard">
      <style:paragraph-properties fo:line-height="100%" fo:text-align="center" style:justify-single-word="false" fo:break-before="page"/>
      <style:text-properties style:font-name="Oleandra" fo:font-size="48pt" style:font-size-asian="48pt" style:font-size-complex="48pt"/>
    </style:style>
    <style:style style:name="P21" style:family="paragraph" style:parent-style-name="Table_20_Contents">
      <style:paragraph-properties fo:text-align="start" style:justify-single-word="false"/>
    </style:style>
    <style:style style:name="P22" style:family="paragraph" style:parent-style-name="Standard">
      <style:text-properties style:font-name="Gandhi Serif"/>
    </style:style>
    <style:style style:name="P23" style:family="paragraph" style:parent-style-name="Standard" style:list-style-name="L1">
      <style:paragraph-properties fo:text-align="center" style:justify-single-word="false"/>
      <style:text-properties style:font-name="Oleandra" fo:font-size="62pt" style:font-size-asian="62pt" style:font-size-complex="62pt"/>
    </style:style>
    <style:style style:name="P24" style:family="paragraph" style:parent-style-name="Standard">
      <style:paragraph-properties fo:text-align="center" style:justify-single-word="false"/>
      <style:text-properties style:font-name="Oleandra" fo:font-size="31.1000003814697pt" style:font-size-asian="31.1000003814697pt" style:font-size-complex="31.1000003814697pt"/>
    </style:style>
    <style:style style:name="P25" style:family="paragraph" style:parent-style-name="Standard">
      <style:paragraph-properties fo:text-align="start" style:justify-single-word="false"/>
      <style:text-properties fo:font-size="12pt" style:font-size-asian="12pt" style:font-size-complex="12pt"/>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T1" style:family="text">
      <style:text-properties fo:font-size="16pt" style:font-size-asian="16pt" style:font-size-complex="16pt"/>
    </style:style>
    <style:style style:name="T2" style:family="text">
      <style:text-properties style:font-name="Gandhi Sans" fo:font-size="9pt" style:font-size-asian="9pt" style:font-size-complex="9pt"/>
    </style:style>
    <style:style style:name="T3" style:family="text">
      <style:text-properties fo:font-size="8pt" style:font-size-asian="8pt" style:font-size-complex="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Oleandra" fo:font-size="18pt" style:font-size-asian="18pt" style:font-size-complex="18pt"/>
    </style:style>
    <style:style style:name="T9" style:family="text">
      <style:text-properties style:font-name="Oleandra" fo:font-size="18pt" fo:font-weight="bold" style:font-size-asian="18pt" style:font-weight-asian="bold" style:font-size-complex="18pt" style:font-weight-complex="bold"/>
    </style:style>
    <style:style style:name="T10" style:family="text">
      <style:text-properties fo:font-size="20pt" style:font-size-asian="20pt" style:font-size-complex="20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8pt" style:font-size-asian="18pt" style:font-size-complex="18pt"/>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false"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Pathfinder</text:p>
        <text:p text:style-name="P2">Roleplaying Game</text:p>
        <text:p text:style-name="P2"/>
        <text:p text:style-name="P2"/>
        <text:p text:style-name="P2"/>
        <text:p text:style-name="P2"/>
        <text:p text:style-name="P2"/>
        <text:p text:style-name="P2"/>
        <text:p text:style-name="P2"/>
        <text:p text:style-name="P2">Core Rulebook</text:p>
        <text:p text:style-name="P20">Pathfinder</text:p>
        <text:p text:style-name="P4">Roleplaying Game</text:p>
        <text:p text:style-name="P5"/>
        <text:p text:style-name="P6">CREDITS<text:span text:style-name="T1"><text:line-break/></text:span><text:span text:style-name="T2">Lead Designer: Jason Bulmahn<text:line-break/>Design Consultant: Monte Cook<text:line-break/>Additional Design: James Jacobs, Sean K Reynolds, and F. Wesley Schneider<text:line-break/>Additional Contributions: Tim Connors, Elizabeth Courts, Adam Daigle, David A. Eitelbach, Greg Oppedisano, and Hank Woon</text:span></text:p>
        <text:p text:style-name="P16"><text:line-break/>Cover Artist: Wayne Reynolds<text:line-break/>Interior Artists: Abrar Ajmal, Concept Art House, Vincent Dutrait, Jason Engle, Andrew Hou, Imaginary Friends,<text:line-break/>Steve Prescott, Wayne Reynolds, Sarah Stone, Franz Vohwinkel, Tyler Walpole, Eva Widermann, Ben Wootten,<text:line-break/>Svetlin Velinov, Kevin Yan, Kieran Yanner, and Serdar Yildiz</text:p>
        <text:p text:style-name="P16"><text:line-break/>Creative Director: James Jacobs<text:line-break/>Editing and Development: Christopher Carey, Erik Mona, Sean K Reynolds,<text:line-break/>Lisa Stevens, James L. Sutter, and Vic Wertz<text:line-break/>Editorial Assistance: Jeffrey Alvarez and F. Wesley Schneider<text:line-break/>Editorial Interns: David A. Eitelbach and Hank Woon<text:line-break/>Art Director: Sarah E. Robinson<text:line-break/>Senior Art Director: James Davis<text:line-break/></text:p>
        <text:p text:style-name="P16">Publisher: Erik Mona<text:line-break/>Paizo CEO: Lisa Stevens<text:line-break/>Vice President of Operations: Jeffrey Alvarez<text:line-break/>Corporate Accountant: Dave Erickson<text:line-break/>Director of Sales: Pierce Watters<text:line-break/>Sales Manager: Christopher Self<text:line-break/>Technical Director: Vic Wertz<text:line-break/>Events Manager: Joshua J. Frost</text:p>
        <text:p text:style-name="P16"><text:line-break/>Special Thanks: The Paizo Customer Service and Warehouse Teams, Ryan Dancey, Clark Peterson, and the proud participants of<text:line-break/>the Open Gaming Movement.</text:p>
        <text:p text:style-name="P16"><text:line-break/>This game is dedicated to Gary Gygax and Dave Arneson.</text:p>
        <text:p text:style-name="P16"><text:line-break/>Based on the original roleplaying game rules designed by Gary Gygax and Dave Arneson and inspired by the third edition of the<text:line-break/>game designed by Monte Cook, Jonathan Tweet, Skip Williams, Richard Baker, and Peter Adkison.</text:p>
        <text:p text:style-name="P16"><text:line-break/>This game would not be possible without the passion and dedication of the thousands of gamers who helped playtest and develop it.<text:line-break/>Thank you for all of your time and effort.<text:line-break/></text:p>
        <text:p text:style-name="P17">Product Identity: The following items are hereby identified as Product Identity, as defined in the Open Game License version 1.0a, Section 1(e), and are not Open Content: All trademarks, registered trademarks, proper names (characters, deities, etc.), dialogue, plots, storylines, locations, characters, artwork, and trade dress. (Elements that have previously been designated as Open Game Content are not included in this declaration.)</text:p>
        <text:p text:style-name="P17"><text:line-break/>Open Content: Except for material designated as Product Identity (see above), the game mechanics of this Paizo Publishing game product are Open Game Content, as defined in the Open Gaming License version 1.0a Section 1(d). No portion of this work other than the material designated as Open Game Content may be reproduced in any form without written permission.</text:p>
        <text:p text:style-name="P17"><text:line-break/>Pathfinder Roleplaying Game Core Rulebook is published by Paizo Publishing, LLC under the Open Game License version 1.0a Copyright 2000 Wizards of the Coast, Inc. Paizo Publishing, LLC, the Paizo golem logo, Pathfinder, and GameMastery are registered trademarks of Paizo Publishing, LLC; Pathfinder Roleplaying Game, Pathfinder Society, Pathfinder Chronicles, Pathfinder Modules, and Pathfinder Companion are trademarks of Paizo Publishing, LLC. © 2009 Paizo Publishing. Fifth printing November </text:p>
        <text:p text:style-name="P16"><text:soft-page-break/>Table of Contents</text:p>
      </text:section>
      <text:section text:style-name="Sect2" text:name="ToCReal">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style-name="Sect3" text:name="Section2">
          <text:p text:style-name="P11"><text:soft-page-break/><text:span text:style-name="T5"><text:s text:c="2"/>It started in early 1997. Steve Winter, Creative Director at TSR, told a few of us designers and editors that we should start thinking about a new edition of the world’s most popular roleplaying game. For almost three years, a team of us worked on developing a new rules set that built upon the foundation of the 25 years prior. Released in 2000, 3</text:span><text:span text:style-name="T7">rd</text:span><text:span text:style-name="T5"> Edition started a new era. A few years later, a different set of designers made updates to the game in the form of 3.5.</text:span></text:p>
          <text:p text:style-name="P13"><text:s text:c="2"/>Today, the Pathfinder Roleplaying Game carries on that same tradition as the next step in the progression. Now, that might seem inappropriate, controversial, or even a little blasphemous, but it’s still true. The Pathfinder RPG uses the foundations of the game’s long history to offer something new and fresh. It’s loyal to its roots, even if those roots are—in a fashion—borrowed.</text:p>
          <text:p text:style-name="P13"><text:s text:c="2"/>The game’s designer, Jason Bulmahn, did an amazing job creating innovative new mechanics for the game, but he started with the premise that he already had a pretty good game to build upon. He didn’t wipe the slate clean and start over. Jason had no desire to alienate the countless fans who had invested equally countless hours playing the game for the last 35 years. Rather, he wanted to empower them with the ability to build on what they’d already created, played, and read. He didn’t want to take anything away from them—only to give them even more </text:p>
          <text:p text:style-name="P12"><text:s text:c="2"/>One of the best things about the Pathfinder RPG is that it really necessitates no “conversion” of your existing books and magazines. That shelf you have full of great adventures and sourcebooks (many of them very likely from Paizo)? You can still use everything on it with the Pathfinder RPG. In fact, that was what convinced me to come on board the Pathfinder RPG ship. I didn’t want to see all the great stuff that had been produced thus far swept under the rug.</text:p>
          <text:p text:style-name="P12"><text:s text:c="2"/>Now, my role as “design consultant” was a relatively small one. Make no mistake: the Pathfinder RPG is Jason’s baby. While my role was to read over material and give feedback, mostly I just chatted with Jason, relating old 3rd Edition design process stories. Jason felt it valuable to know why things were done the way they were. What was the thinking behind the magic item creation feats? Had we ever considered doing experience points a different way? How did the Treasure Value per Encounter chart evolve? And so on.</text:p>
          <text:p text:style-name="P10"><text:span text:style-name="T5"><text:s text:c="2"/>It was an interesting time. Although I sometimes feel I have gone on at length about every facet of 3rd Edition design in forums, in interviews, and at conventions, Jason managed to ask questions I’d never been asked before. Together, we really probed the ins and outs of the game, which I think is important to do before you start making changes. You’ve got to know where you’ve been before you </text:span>can figure out where you’re going. This is particularly true when you start messing around with a game as robust and tightly woven as 3<text:span text:style-name="T6">rd</text:span> Edition. The game’s design is an intricate enough matrix that once you change one thing, other aspects of the game that you never even suspected were related suddenly change as well. By the time we were done hashing things out, we’d really put the original system through its paces and conceived of some interesting new ideas. Jason used that as a springboard and then went and did all the hard work while I sat back and watched with a mix of awe and excitement as the various playtest and preview versions of the game came out.</text:p>
          <text:p text:style-name="P10"><text:s text:c="2"/>The Pathfinder RPG offers cool new options for characters. Rogues have talents. Sorcerers have bloodline powers. It fixes a few areas that proved troublesome over the last few years. Spells that turn you into something else are restructured. Grappling is simplified and rebalanced. But it’s also still the game that you love, and have loved for so long, even if it was called by a different name. </text:p>
          <text:p text:style-name="P10"><text:s text:c="2"/>I trust the gang at Paizo to bear the game’s torch well. They respect the game’s past as much as its future. They understand its traditions. It was my very distinct and sincere pleasure to play a small role in the Pathfinder RPG’s development. You hold in your hands a truly great game that I’ve no doubt will provide you with hours and hours of fun.</text:p>
          <text:p text:style-name="P14"/>
          <text:p text:style-name="P15"><text:soft-page-break/><text:span text:style-name="T9">Adventure Awaits! <text:s text:c="3"/></text:span><text:span text:style-name="T8"><text:s text:c="21"/></text:span></text:p>
          <text:p text:style-name="P10"><text:s text:c="2"/>Welcome to a world where noble warriors battle mighty dragons and powerful wizards explore long-forgotten tombs. This is a world of fantasy, populated by mysterious elves and savage orcs, wise dwarves and wily gnomes. In this game, your character can become a master swordsman who has never lost a duel, or a skilled thief capable of stealing the crown from atop the king’s head. You can play a pious cleric wielding the power of the gods, or unravel the mysteries of magic as an enigmatic sorcerer. The world is here for you to explore, and your actions will have a profound influence in shaping its history. Who will rescue the king from the clutches of a powerful vampire? Who will thwart the vengeful giants who have come from the mountains to enslave the common folk? These stories wait for your character to take center stage. With this rulebook, a few friends, and a handful of dice, you can begin your epic quest.</text:p>
          <text:p text:style-name="P10"><text:span text:style-name="T3"><text:s text:c="2"/></text:span>The Pathfinder Roleplaying Game did not start out as a standalone game. The first draft was designed as a series of house rules for the 3.5 version of the world’s oldest roleplaying game. In the fall of 2007, with a new edition of that game on the horizon, it seemed only natural that some gamers would prefer to stick with the rules they already owned. It also made sense that those same gamers would like some updates to their rules, to make the game easier to use and more fun to play. When design of this game first began, compatibility with existing products was one of my primary goals, but I also wanted to make sure that all of the classes, races, and other elements were balanced and fun to play. In other words, I endeavored to keep all of the great, iconic parts of the game, while fixing up the clunky rules that slowed down play and caused more than one heated argument at the game table.</text:p>
          <text:p text:style-name="P10"><text:s text:c="2"/>As the rules grew in size, it became apparent that the changes were growing beyond a simple update into a fullfledged rules system. So while the Pathfinder RPG is compatible with the 3.5 rules, it can be used without any other books. In the coming months, you can expect to see a number of brand-new products, made specifically to work with this version of the rules, from Paizo and a host of other publishers through the Pathfinder Roleplaying Game Compatibility License. This license allows publishers to use a special logo to indicate that their product works with the rules in this book. </text:p>
          <text:p text:style-name="P10"><text:s text:c="2"/>Making an already successful game system better is not a simple task. To accomplish this lofty goal, we turned to fans of the 3.5 rules, some of whom had been playing the game for over eight years. Since the spring of 2008, these rules have undergone some of the most stringent and extensive playtesting in gaming history. More than 50,000 gamers have downloaded and used these rules. Moving through a number of playtest drafts, the final game that you now hold in your hands slowly started to come together. There were plenty of missteps, and more than one angry debate, but I believe that we ended up with a better game as a result. This would not be the game you now hold without the passion and inspiration of our playtesters. Thank you.</text:p>
          <text:p text:style-name="P10"><text:s text:c="2"/>In closing, this game belongs to you and all the fans of fantasy gaming. I hope that you find this system to be fun and simple to use, while still providing the same sort of depth and variety of options you’ve come to expect from a fantasy roleplaying game. </text:p>
          <text:p text:style-name="P10"><text:s text:c="2"/>There is a world of adventure waiting for you to explore. It’s a world that needs brave and powerful heroes. Countless others have come before, but their time is over. Now it’s your turn. </text:p>
          <text:p text:style-name="P10"/>
          <text:p text:style-name="P10"/>
        </text:section>
      </text:section>
      <text:section text:style-name="Sect4" text:name="Section1">
        <text:section text:style-name="Sect5" text:name="Ch1Title">
          <text:list xml:id="list1667973843148771649" text:style-name="L1">
            <text:list-item>
              <text:list>
                <text:list-item>
                  <text:list>
                    <text:list-item>
                      <text:p text:style-name="P23"><text:soft-page-break/>Getting Started <text:span text:style-name="T10"><text:s text:c="2"/></text:span></text:p>
                    </text:list-item>
                  </text:list>
                </text:list-item>
              </text:list>
            </text:list-item>
          </text:list>
          <text:p text:style-name="P3"/>
          <text:p text:style-name="P8">The dragon roared in triumph as Valeros collapsed into the snow, blood spurting from the terrible wound in his belly. Kyra rushed to his side, praying that she wasn’t too late to save his life.</text:p>
          <text:p text:style-name="P9"/>
          <text:p text:style-name="P9"/>
          <text:p text:style-name="P8">“I’ll hold the beast off!” Seoni cried as she stepped up to the dragon, her staff<text:line-break/>flaring with defensive fire. Merisiel looked to the hulking dragon, then at the delicate sorcerer, and shook her head sadly.</text:p>
          <text:p text:style-name="P9"/>
          <text:p text:style-name="P9"/>
          <text:p text:style-name="P8">The adventure had just barely begun, and judging by this fight alone, they weren’t getting paid enough<text:line-break/>for the job. </text:p>
        </text:section>
      </text:section>
      <text:section text:style-name="Sect3" text:name="Section3">
        <text:p text:style-name="P18"><text:soft-page-break/><text:span text:style-name="T5"><text:s text:c="2"/>The Pathfinder Roleplaying Game is a tabletop Fantasy Game in which the players take on the roles of heroes who form a group (or party) to set on </text:span>dangerous adventures. Helping them tell this story is the Game Master (or GM), who decides what threats the player characters (or PCs) face and what sorts of rewards they earn for succeeding at their quest. Think of it as a cooperative storytelling game, where the players play the protagonists and the Game Master acts as the narrator, controlling the rest of the world.</text:p>
        <text:p text:style-name="P18"><text:s text:c="2"/>If you are a player, you make all of the decisions for your character, from what abilities your character has to the type of weapon he carries. Playing a character, however, is more than just following the rules in this book. You also decide your character’s personality. Is he a noble knight, set on vanquishing a powerful evil, or is he a conniving rogue who cares more about gold than glory? The choice is up to you.</text:p>
        <text:p text:style-name="P18"><text:s text:c="2"/>If you are a Game Master, you control the world that the players explore. Your job is to bring the setting to life and to present the characters with challenges that are both fair and exciting. From the local merchant prince to the rampaging dragon, you control all of the characters that are not being played by the players. Paizo's Pathfinder Adventure Path series,Pathfinder Modules, and Pathfinder Chronicles world guides provide everything you need to run a game, or you can invent your own, using the rules in this book as well as the monsters found in the Pathfinder RPG Bestiary </text:p>
        <text:p text:style-name="P21"><text:span text:style-name="T4"><text:s text:c="2"/>What You Need</text:span><text:span text:style-name="T5">: </text:span>In addition to this book, you will need a number of special dice to play the Pathfinder Roleplaying Game. The dice that come with most board games have six sides, but the Pathfinder Roleplaying Game uses dice with four sides, six sides, eight sides, ten sides, twelve sides, and twenty sides. Dice of this sort can be found at your local game store or online at paizo.com.</text:p>
        <text:p text:style-name="P21"><text:s text:c="2"/>In addition to dice, if you are a player, you will need a character sheet (which can be photocopied from the back of this book) and, if the Game Master uses a map to represent the adventure, a small figurine to represent your character. These figurines, or miniatures, can also be found at most game stores. They come in a wide variety of styles, so you can probably find a miniature that relatively accurately depicts your character.</text:p>
        <text:p text:style-name="P18"><text:s text:c="2"/>If you are the Game Master, you will need a copy of the Pathfinder RPG Bestiary, which contains the rules for a whole spectrum of monsters, from the mighty dragon to the lowly goblin. While many of these monsters can be used to fight against the players, others might provide useful information or become powerful allies. Some might even join the group, with one of the players taking on the role of a monstrous character. In addition, you should have your own set of dice and some sort of screen you can use to hide your notes, maps, and dice rolls behind. (Although you should be honest about the results of your dice rolls, sometimes the results are not evident, and openly rolling the dice might give away too much information.) Combat in the Pathfinder RPG can be resolved in one of two ways: you can describe the situation to the characters and allow them to interact based on the description you provide, or you can draw the situation on a piece of paper or a specially made battle mat and allow the characters to move their miniatures around to more accurately represent their position during the battle. While both ways have their advantages, if you choose the latter, you will need a mat to draw on, such as Paizo’s line of GameMastery Flip-Mats, as well as miniatures to represent the monsters or other adversaries. These can also be found at your local game shop, or at paizo.com.</text:p>
        <text:p text:style-name="P18"><text:span text:style-name="T4"><text:s text:c="2"/>Playing the Game:</text:span> While playing the Pathfinder RPG, the Game Master describes the events that occur in the game world, and the players take turns describing what their characters do in response to those events. Unlike storytelling, however, the actions of the players and the characters controlled by the Game Master (frequently called non-player characters, or NPCs) are not certain. Most actions require dice rolls to determine success, with some tasks being more difficult than others. Each character is better at some things than he is at other things, granting him bonuses based on his skills and abilities.</text:p>
        <text:p text:style-name="P18"><text:s text:c="2"/>Whenever a roll is required, the roll is noted as “d#,” with the “#” representing the number of sides on the die. If you need to roll multiple dice of the same type, there will be a number before the “d.” For example, if you are required to roll 4d6, you should roll four six-sided dice and add the <text:soft-page-break/>results together. Sometimes there will be a + or – after the notation, meaning that you add that number to, or subtract it from, the total results of the dice (not to each individual die rolled). Most die rolls in the game use a d20 with a number of modifiers based on the character’s skills, his or her abilities, and the situation. Generally speaking, rolling high is better than rolling low. Percentile rolls are a special case, indicated as rolling d%. You can generate a random number in this range by rolling two differently colored ten-sided dice (2d10). Pick one color to represent the tens digit, then roll both dice. If the die chosen to be the tens digit rolls a “4” and the other d10 rolls a “2,” then you’ve generated a 42. A zero on the tens digit die indicates a result from 1 to 9, or 100 if both dice result in a zero. Some d10s are printed with “10,” “20,” “30,” and so on in order to make reading d% rolls easier. Unless otherwise noted, whenever you must round a number, always round down.</text:p>
        <text:p text:style-name="P18"><text:s text:c="2"/>As your character goes on adventures, he earns gold, magic items, and experience points. Gold can be used to purchase better equipment, while magic items possess powerful abilities that enhance your character Experience points are awarded for overcoming challenges and completing major storylines. When your character has earned enough experience points, he increases his character level by one, granting him new powers and abilities that allow him to take on even greater challenges. While a 1st-level character might be up to saving a farmer’s daughter from rampaging goblins, defeating a terrifying red dragon might require the powers of a 20th-level hero. It is the Game Master’s duty to provide challenges for your character that are engaging, but not so deadly as to leave you with no hope of success. For more information on the duties of being a Game Master, see Chapter 12.</text:p>
        <text:p text:style-name="P18"><text:s text:c="2"/>Above all, have fun. Playing the Pathfinder RPG is supposed to be exciting and rewarding for both the GameMaster and the players. Adventure awaits! <text:line-break/></text:p>
        <text:p text:style-name="P18"><text:span text:style-name="T13">The Most Important Rule</text:span></text:p>
        <text:p text:style-name="P25">The rules in this book are here to help you breathe life into your characters and the world they explore. While they are designed to make your game easy and exciting, you might find that some of them do not suit the style of play that your<text:line-break/>gaming group enjoys. Remember that these rules are yours. You can change them to fit your needs. Most Game Masters have a number of “house rules” that they use in their games. The Game Master and players should always discuss any rules changes to make sure that everyone understands how the game will be played. Although the Game Master is the final arbiter of the rules, the Pathfinder RPG is a shared experience, and all of the players should contribute their thoughts when the rules are in doubt. </text:p>
        <text:p text:style-name="P25"/>
        <text:p text:style-name="P19"><text:span text:style-name="T4">USING THIS BOOK <text:s text:c="17"/></text:span><text:s text:c="2"/></text:p>
        <text:p text:style-name="P25">This book is divided into 15 chapters, along with a host of appendices. Chapters 1 through 11 cover all of the rules needed by players to create characters and play the game. Chapters 12 through 15 contain information intended to help a Game Master run the game and adjudicate the world. Generally speaking, if you are a player, you do not need to know the information in these later chapters, but you might be asked to reference them occasionally. The following synopses are presented to give you a broad overview of the rules encompassed within this book.</text:p>
        <text:p text:style-name="P18"><text:span text:style-name="T11"><text:s text:c="2"/>Chapter 1 (Getting Started): </text:span><text:span text:style-name="T12">This chapter covers the b</text:span>asics of the Pathfinder RPG, including information on how to reference the rest of the book, rules for generating player characters (PCs), and rules for determining a character’s ability scores. Ability scores are the most basic attributes possessed by a character, describing his raw potential and ability.<text:line-break/> <text:s/><text:span text:style-name="T4">Chapter 2 (Races):</text:span> The Pathfinder RPG contains seven core races that represent the most common races in the game world. They are dwarves, elves, gnomes, half-elves, half-orcs, half lings, and humans. This chapter covers all of the rules needed to play a member of one of these races. When creating a PC, you should choose one of the races from this chapter<text:line-break/> <text:s/><text:span text:style-name="T4">Chapter 3 (Classes):</text:span> There are 11 core classes in the Pathfinder RPG. Classes represent a character’s basic profession, and each one grants a host of special abilities. A character’s class also determines a wide variety of other statistics used <text:soft-page-break/>by the character, including hit points, saving throw bonuses, weapon and armor proficiencies, and skill ranks. This chapter also covers the rules for advancing your character as he grows in power (gaining levels). Gaining additional levels in a class grants additional abilities and increases other statistics. When creating a PC, you should choose one class from this chapter and put one level into that class (for example, if you choose your starting class to be wizard, you would be a 1st-level wizard).<text:line-break/> <text:s/><text:span text:style-name="T4">Chapter 4 (Skills): </text:span>This chapter covers skills and how to use them during the game. Skills represent a wide variety of simple tasks that a character can perform, from climbing a wall to sneaking past a guard. Each character receives a number of skill ranks, which can be used to make the character better at using some skills. As a character gains levels, he receives additional skill ranks, which can be used to improve existing skills possessed<text:line-break/>by the character or to become proficient in the use of new skills. A character’s class determines how many skill ranks a character can spend.<text:line-break/> <text:s/><text:span text:style-name="T4">Chapter 5 (Feats):</text:span> Each character possesses a number of feats, which allow the character to perform some special action or grant some other capability that would otherwise not be allowed. Each character begins play with at least one feat, and new feat choices are awarded as a character advances in level.<text:line-break/> <text:s/><text:span text:style-name="T4">Chapter 6 (Equipment):</text:span><text:span text:style-name="T5"> This chapter covers the basic gear and equipment that can be purchased, from armor and weapons to torches and backpacks. Here you will also find listed the cost for common services, such as staying in an inn or booking passage on a boat. Starting characters<text:line-break/>receive an amount of gold based on their respective classes which they can spend on equipment at 1st level.<text:line-break/><text:line-break/></text:span><text:span text:style-name="T4">Chapter 7 (Additional Rules):</text:span><text:span text:style-name="T5"> The rules in this chapter cover several miscellaneous rules that are important to playing the Pathfinder RPG, including alignment, encumbrance, movement, and visibility. Alignment tells you whether your character is an irredeemable villain, a virtuous hero, or anywhere in between. Encumbrance deals with how much weight your character can carry without being hindered. Movement describes the distance your character can travel in a minute, hour, or day, depending upon his race and the environment. Visibility deals with how far your character can see, based on race and the prevailing light conditions. <text:line-break/> <text:s/></text:span><text:span text:style-name="T4">Chapter 8 (Combat): </text:span><text:span text:style-name="T5">All characters eventually end up in life-or-death struggles against fearsome monsters and dangerous villains. This chapter covers how to deal with combat in the Pathfinder RPG. During combat, each character acts in turn (determined by initiative), with the order repeating itself until one side has perished or is otherwise defeated. In this chapter, you will find rules for taking a turn in combat, covering all of the various actions that you can perform. This chapter also includes rules for adjudicating special combat maneuvers (such as attempting to trip your enemy or trying to disarm his weapon) and character injury and death. <text:line-break/> <text:s/></text:span><text:span text:style-name="T4">Chapter 9 (Magic): </text:span><text:span text:style-name="T5">A number of classes (and some monsters) can cast spells, which can do nearly anything, from bringing the dead back to life to roasting your enemies with a ball of fire. This chapter deals with the rules for casting spells and learning new spells to cast. If your character can cast spells, you should become familiar with<text:line-break/>these rules. <text:line-break/> <text:s/></text:span><text:span text:style-name="T4">Chapter 10 (Spells): </text:span><text:span text:style-name="T5">Whereas the magic chapter describes how to cast a spell, this chapter deals with the individual spells themselves, starting with the lists of which spells are available to characters based on their classes. This is followed up by an extensive listing of every spell in the game, including its effects, range, duration, and other important variables. A character that can cast spells should read up on all the spells that are available to him. <text:line-break/> <text:s/></text:span><text:span text:style-name="T4">Chapter 11 (Prestige Classes):</text:span><text:span text:style-name="T5"> Although the core classes in Chapter 3 allow for a wide variety of character types, prestige classes allow a character to become a master of one select theme. These advanced classes grant a specialized list of abilities that make a character very powerful in one area. A character must meet specific prerequisites before deciding to take levels in a prestige class. These prerequisites vary depending upon the prestige class. If you plan on taking levels in a prestige class, you should familiarize </text:span><text:soft-page-break/><text:span text:style-name="T5">yourself with the prerequisites to ensure that your character can eventually meet them. </text:span></text:p>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andhi Sans" svg:font-family="'Gandhi Sans'" style:font-family-generic="modern" style:font-pitch="variable"/>
    <style:font-face style:name="Gandhi Serif" svg:font-family="'Gandhi Serif'" style:font-family-generic="modern" style:font-pitch="variable"/>
    <style:font-face style:name="Oleandra" svg:font-family="Oleandr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6T18:31:38.17</meta:creation-date>
    <dc:date>2017-12-07T20:51:12.49</dc:date>
    <meta:editing-duration>PT20H7M20S</meta:editing-duration>
    <meta:editing-cycles>8</meta:editing-cycles>
    <meta:generator>OpenOffice/4.1.4$Win32 OpenOffice.org_project/414m5$Build-9788</meta:generator>
    <meta:document-statistic meta:table-count="0" meta:image-count="0" meta:object-count="0" meta:page-count="10" meta:paragraph-count="51" meta:word-count="4258" meta:character-count="25094"/>
  </office:meta>
</office:document-meta>
</file>